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officeooo:rsid="0016c876" officeooo:paragraph-rsid="001ef7fd"/>
    </style:style>
    <style:style style:name="P2" style:family="paragraph" style:parent-style-name="Standard">
      <style:text-properties officeooo:rsid="0016c876" officeooo:paragraph-rsid="001ef7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penerima sertifikat : Roma</text:p>
      <text:p text:style-name="P2">Asal sekolah : SMA LIMBANA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gung Satria</meta:initial-creator>
    <meta:generator>LibreOffice/7.2.5.2.0$Linux_X86_64 LibreOffice_project/20$Build-2</meta:generator>
    <meta:creation-date>2022-03-27T17:09:35.461391425</meta:creation-date>
    <dc:creator>Agung Satria</dc:creator>
    <dc:date>2022-03-27T17:09:53.435686694</dc:date>
    <meta:editing-cycles>2</meta:editing-cycles>
    <meta:editing-duration>PT2M25S</meta:editing-duration>
    <meta:document-statistic meta:table-count="0" meta:image-count="0" meta:object-count="0" meta:page-count="1" meta:paragraph-count="2" meta:word-count="10" meta:character-count="59" meta:non-whitespace-character-count="51"/>
  </office:meta>
</office:document-meta>
</file>